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40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2.884cm" loext:softedge-radius="0cm"/>
    </style:style>
    <style:style style:name="gr7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 fo:min-height="1.42cm" fo:min-width="3.25cm"/>
    </style:style>
    <style:style style:name="gr8" style:family="graphic" style:parent-style-name="standard">
      <style:graphic-properties svg:stroke-color="#000000" draw:stroke-linejoin="round" draw:fill-color="#ffffff" draw:textarea-horizontal-align="justify" draw:textarea-vertical-align="middle" draw:auto-grow-height="false" fo:min-height="0.58cm" fo:min-width="3.25cm"/>
    </style:style>
    <style:style style:name="P1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2.5cm" svg:x="2.905cm" svg:y="3.2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2.905cm" svg:y="6.3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81cm" svg:height="2.54cm" svg:x="8.302cm" svg:y="2.90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>
          <draw:custom-shape draw:style-name="gr4" draw:text-style-name="P1" draw:layer="layout" svg:width="0.38cm" svg:height="2.5cm" svg:x="2.905cm" svg:y="10.24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cm" svg:height="2.5cm" svg:x="3.3cm" svg:y="10.2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cm" svg:height="2.5cm" svg:x="6.237cm" svg:y="10.247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3.75cm" svg:height="1.25cm" svg:x="5.187cm" svg:y="13.065cm">
          <text:p/>
          <draw:enhanced-geometry svg:viewBox="0 0 21600 21600" draw:path-stretchpoint-x="10800" draw:path-stretchpoint-y="10800" draw:text-areas="?f3 ?f4 ?f5 ?f6" draw:type="round-rectangle" draw:modifiers="10795.74970484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" draw:layer="layout" svg:width="3.75cm" svg:height="1.67cm" svg:x="10.585cm" svg:y="10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3.75cm" svg:height="0.83cm" svg:x="10.585cm" svg:y="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5T14:19:53.603890560</meta:creation-date>
    <dc:date>2023-03-25T14:43:15.965114299</dc:date>
    <meta:editing-duration>PT13M10S</meta:editing-duration>
    <meta:editing-cycles>4</meta:editing-cycles>
    <meta:generator>LibreOffice/7.3.7.2$Linux_X86_64 LibreOffice_project/30$Build-2</meta:generator>
    <meta:document-statistic meta:object-count="11"/>
  </office:meta>
</office:document-meta>
</file>